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3f3" officeooo:paragraph-rsid="001c83f3"/>
    </style:style>
    <style:style style:name="P2" style:family="paragraph" style:parent-style-name="Standard">
      <style:text-properties fo:font-weight="bold" officeooo:rsid="001c83f3" officeooo:paragraph-rsid="001c83f3" style:font-weight-asian="bold" style:font-weight-complex="bold"/>
    </style:style>
    <style:style style:name="P3" style:family="paragraph" style:parent-style-name="Standard">
      <style:text-properties officeooo:rsid="001d0bb2" officeooo:paragraph-rsid="001d0bb2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 to run 34 Node from 7 Node DGI code:</text:p>
      <text:p text:style-name="P1">Step 1: 7 Node model has 3 slaves whereas 34 Node system needs 6 slaves.</text:p>
      <text:p text:style-name="P1">Make 3 copies of any one slave from 7 Node (donot make copy of the master)</text:p>
      <text:p text:style-name="P1"/>
      <text:p text:style-name="P1">Step 2: Find the freedm.cfg file in each DGI node and add additional port number on all the DGI nodes (master + 6 slaves) for the new slaves created</text:p>
      <text:p text:style-name="P1"/>
      <text:p text:style-name="P1">below is an example for master do the same for all 6 slaves with port numbers 5002 to 5007</text:p>
      <text:p text:style-name="P1"/>
      <text:p text:style-name="P2">add-host=arrogate:5002</text:p>
      <text:p text:style-name="P2">add-host=arrogate:5003</text:p>
      <text:p text:style-name="P2">add-host=arrogate:5004</text:p>
      <text:p text:style-name="P2">add-host=arrogate:5005</text:p>
      <text:p text:style-name="P2">add-host=arrogate:5006</text:p>
      <text:p text:style-name="P2">add-host=arrogate:5007</text:p>
      <text:p text:style-name="P2">address=0.0.0.0</text:p>
      <text:p text:style-name="P2">port=5001</text:p>
      <text:p text:style-name="P1"/>
      <text:p text:style-name="P1">Step 3: In the freedm.cfg disable the adapter on all the DGI nodes by adding a ‘#’ in the front as shown below</text:p>
      <text:p text:style-name="P1"/>
      <text:p text:style-name="P1"><text:span text:style-name="T1"># adapter-config=config/adapter.xml</text:span> </text:p>
      <text:p text:style-name="P1"/>
      <text:p text:style-name="P1">Step 4: go to /root/VoltVar-DGI2.0-HIL_34_yue/Broker/src/VoltVar.cpp and make following changes</text:p>
      <text:p text:style-name="P1"/>
      <text:p text:style-name="P1">I. Comment out the entire read from RSCAD section. The Pload values will be used from the loadsystem.cpp file (which is the default Pload value)</text:p>
      <text:p text:style-name="P1"/>
      <text:p text:style-name="P1">II. In send message to slave section change the following:</text:p>
      <text:p text:style-name="P1">from:</text:p>
      <text:p text:style-name="P1">S2 &lt;&lt; Dl(1,7) &lt;&lt; Dl(2,7) &lt;&lt; Dl(3,7) &lt;&lt; Dl(4,7) &lt;&lt; Dl(6,7) &lt;&lt; Dl(7,7) &lt;&lt; Dl(8,7) &lt;&lt; Dl(1,9) &lt;&lt; Dl(2,9) &lt;&lt; Dl(3,9) &lt;&lt; Dl(4,9) &lt;&lt; Dl(6,9) &lt;&lt; Dl(7,9) &lt;&lt; Dl(8,9) &lt;&lt; Dl(1,11)&lt;&lt; Dl(2,11)&lt;&lt; Dl(3,11)&lt;&lt; Dl(4,11)&lt;&lt; Dl(6,11)&lt;&lt; Dl(7,11)&lt;&lt; Dl(8,11)&lt;&lt; endr;</text:p>
      <text:p text:style-name="P1"/>
      <text:p text:style-name="P1">To:</text:p>
      <text:p text:style-name="P1">S2 &lt;&lt; Dl(9,7) &lt;&lt; Dl(13,7) &lt;&lt; Dl(14,7) &lt;&lt; Dl(15,7) &lt;&lt; Dl(16,7) &lt;&lt; Dl(23,7) &lt;&lt; Dl(24,7) &lt;&lt; Dl(31,7) &lt;&lt; Dl(33,7) &lt;&lt; Dl(36,7) &lt;&lt; Dl<text:tab/>(38,7) &lt;&lt; Dl(40,7) &lt;&lt; Dl(1,9) &lt;&lt; Dl(7,9) &lt;&lt; Dl(9,9) &lt;&lt; Dl(13,9) &lt;&lt; Dl(14,9) &lt;&lt; Dl(15,9) &lt;&lt; Dl(16,9) &lt;&lt; Dl(18,9) &lt;&lt; Dl(20,9) &lt;&lt; Dl(26,9) &lt;&lt; Dl(28,9) &lt;&lt; Dl(31,9) &lt;&lt; Dl(36,9) &lt;&lt; Dl(37,9) &lt;&lt; Dl(38,9) &lt;&lt; Dl(40,9) &lt;&lt; Dl(1,11) &lt;&lt; Dl(8,11) &lt;&lt; Dl(9,11) &lt;&lt; Dl(13,11) &lt;&lt; Dl(14,11) &lt;&lt; Dl(15,11) &lt;&lt; Dl(16,11) &lt;&lt; Dl(31,11) &lt;&lt; Dl(36,11) &lt;&lt; Dl(37,11) &lt;&lt; Dl(38,11) &lt;&lt; Dl(40,11) &lt;&lt; endr;</text:p>
      <text:p text:style-name="P1"/>
      <text:p text:style-name="P1">Step 5: go to individual slaves and configure the appropriate gradients to be used for each phase in the slaves</text:p>
      <text:p text:style-name="P1"/>
      <text:p text:style-name="P1">example in Slave 1:</text:p>
      <text:p text:style-name="P3"><text:tab/> <text:s/>//sstA_cmd = mean(mean(Grad_slave1.rows(1,3)));</text:p>
      <text:p text:style-name="P3"><text:tab/> <text:s/>//sstB_cmd = mean(mean(Grad_slave1.rows(8,10)));</text:p>
      <text:p text:style-name="P3"><text:tab/> <text:s/>//sstC_cmd = mean(mean(Grad_slave1.rows(15,17)));</text:p>
      <text:p text:style-name="P3"><text:tab/> <text:s/>sstA_cmd = 0; //No Phase A loads in Area 1</text:p>
      <text:p text:style-name="P3"><text:tab/> <text:s/>sstB_cmd = mean(mean(join_cols(Grad_slave1.row(12),Grad_slave1.row(20))));</text:p>
      <text:p text:style-name="P3"><text:soft-page-break/><text:tab/> <text:s/>sstC_cmd = mean(mean(Grad_slave1.row(28)));</text:p>
      <text:p text:style-name="P3"/>
      <text:p text:style-name="P3">In Slave 2:</text:p>
      <text:p text:style-name="P3"><text:s/><text:tab/> <text:s/>//std::cout &lt;&lt; Grad_slave1 &lt;&lt; std::endl;</text:p>
      <text:p text:style-name="P3"><text:tab/> <text:s/>//sstA_cmd = mean(mean(Grad_slave1.row(0)));</text:p>
      <text:p text:style-name="P3"><text:tab/> <text:s/>//sstB_cmd = mean(mean(Grad_slave1.row(7)));</text:p>
      <text:p text:style-name="P3"><text:tab/> <text:s/>//sstC_cmd = mean(mean(Grad_slave1.row(14)));</text:p>
      <text:p text:style-name="P3"><text:tab/> <text:s/>sstA_cmd = mean(mean(Grad_slave1.rows(5,6))); </text:p>
      <text:p text:style-name="P3"><text:tab/> <text:s/>sstB_cmd = 0; //No Phase B loads in Area 2</text:p>
      <text:p text:style-name="P3"><text:tab/> <text:s/>sstC_cmd = 0; //No Phase C loads in Area 3</text:p>
      <text:p text:style-name="P3"/>
      <text:p text:style-name="P3">In Slave 3:</text:p>
      <text:p text:style-name="P3"><text:tab/> <text:s/>//sstA_cmd = mean(mean(Grad_slave1.rows(4,6)));</text:p>
      <text:p text:style-name="P3"><text:tab/> <text:s/>//sstB_cmd = mean(mean(Grad_slave1.rows(11,13)));</text:p>
      <text:p text:style-name="P3"><text:tab/> <text:s/>//sstC_cmd = mean(mean(Grad_slave1.rows(18,20)));</text:p>
      <text:p text:style-name="P3"><text:tab/> <text:s/>sstA_cmd = 0;</text:p>
      <text:p text:style-name="P3"><text:s text:c="4"/><text:tab/> <text:s/>sstB_cmd = mean(mean(join_cols(Grad_slave1.row(13),Grad_slave1.row(21))));</text:p>
      <text:p text:style-name="P3"><text:tab/> <text:s/>sstC_cmd = 0;</text:p>
      <text:p text:style-name="P3"/>
      <text:p text:style-name="P3">In Slave 4:</text:p>
      <text:p text:style-name="P3"><text:tab/> <text:s/>//sstA_cmd = mean(mean(Grad_slave1.rows(1,3)));</text:p>
      <text:p text:style-name="P3"><text:tab/> <text:s/>//sstB_cmd = mean(mean(Grad_slave1.rows(8,10)));</text:p>
      <text:p text:style-name="P3"><text:tab/> <text:s/>//sstC_cmd = mean(mean(Grad_slave1.rows(15,17)));</text:p>
      <text:p text:style-name="P3"><text:tab/> <text:s/>sstA_cmd = mean(mean(Grad_slave1.row(0)));</text:p>
      <text:p text:style-name="P3"><text:tab/> <text:s/>sstB_cmd = mean(mean(join_cols(Grad_slave1.row(14),Grad_slave1.row(22))));</text:p>
      <text:p text:style-name="P3"><text:tab/> <text:s/>sstC_cmd = mean(mean(join_cols(Grad_slave1.row(29),Grad_slave1.row(30))));</text:p>
      <text:p text:style-name="P3"/>
      <text:p text:style-name="P3">In Slave 5:</text:p>
      <text:p text:style-name="P3"><text:tab/> <text:s/>//sstA_cmd = mean(mean(Grad_slave1.rows(1,3)));</text:p>
      <text:p text:style-name="P3"><text:tab/> <text:s/>//sstB_cmd = mean(mean(Grad_slave1.rows(8,10)));</text:p>
      <text:p text:style-name="P3"><text:tab/> <text:s/>//sstC_cmd = mean(mean(Grad_slave1.rows(15,17)));</text:p>
      <text:p text:style-name="P3"><text:tab/> <text:s/>sstA_cmd = mean(mean(join_cols(Grad_slave1.row(1),Grad_slave1.rows(7,8))));</text:p>
      <text:p text:style-name="P3"><text:tab/> <text:s/>sstB_cmd = mean(mean(join_cols(Grad_slave1.row(15),Grad_slave1.row(23))));</text:p>
      <text:p text:style-name="P3"><text:tab/> <text:s/>sstC_cmd = mean(mean(join_cols(Grad_slave1.row(31),Grad_slave1.row(35))));</text:p>
      <text:p text:style-name="P3"/>
      <text:p text:style-name="P3">In Slave 6:</text:p>
      <text:p text:style-name="P3"><text:tab/> <text:s/>//sstA_cmd = mean(mean(Grad_slave1.rows(1,3)));</text:p>
      <text:p text:style-name="P3"><text:tab/> <text:s/>//sstB_cmd = mean(mean(Grad_slave1.rows(8,10)));</text:p>
      <text:p text:style-name="P3"><text:tab/> <text:s/>//sstC_cmd = mean(mean(Grad_slave1.rows(15,17)));</text:p>
      <text:p text:style-name="P3"><text:tab/> <text:s/>sstA_cmd = mean(mean(join_cols(Grad_slave1.rows(2,4),Grad_slave1.rows(9,11))));</text:p>
      <text:p text:style-name="P3"><text:tab/> <text:s/>sstB_cmd = mean(mean(join_cols(Grad_slave1.rows(16,19),Grad_slave1.rows(24,27))));</text:p>
      <text:p text:style-name="P3"><text:tab/> <text:s/>sstC_cmd = mean(mean(join_cols(Grad_slave1.rows(32,34),Grad_slave1.rows(36,39))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5:30:54.518023516</meta:creation-date>
    <dc:date>2017-12-15T15:47:16.223555259</dc:date>
    <meta:editing-duration>PT5M3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463" meta:character-count="4019" meta:non-whitespace-character-count="3504"/>
  </office:meta>
</office:document-meta>
</file>